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1000001DE0D670001C87FE7F3.png" manifest:media-type="image/png"/>
  <manifest:file-entry manifest:full-path="Pictures/100000010000077D0000011B4ADADC9CB9E5BF7F.png" manifest:media-type="image/png"/>
  <manifest:file-entry manifest:full-path="Pictures/100000010000077D00000152F400520590FB20FE.png" manifest:media-type="image/png"/>
  <manifest:file-entry manifest:full-path="Pictures/100000010000077D000001700B7BC29A1E82EE36.png" manifest:media-type="image/png"/>
  <manifest:file-entry manifest:full-path="Pictures/10000001000004670000019F961958C6124F50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f12" officeooo:paragraph-rsid="0019a182"/>
    </style:style>
    <style:style style:name="P2" style:family="paragraph" style:parent-style-name="Standard">
      <style:text-properties officeooo:rsid="0019a182" officeooo:paragraph-rsid="0019a182"/>
    </style:style>
    <style:style style:name="P3" style:family="paragraph" style:parent-style-name="Standard">
      <style:text-properties officeooo:rsid="0019d46f" officeooo:paragraph-rsid="0019d46f"/>
    </style:style>
    <style:style style:name="P4" style:family="paragraph" style:parent-style-name="Standard">
      <style:text-properties officeooo:rsid="0019d46f" officeooo:paragraph-rsid="001a4ef5"/>
    </style:style>
    <style:style style:name="P5" style:family="paragraph" style:parent-style-name="Standard">
      <style:text-properties officeooo:rsid="0019d46f" officeooo:paragraph-rsid="001a5408"/>
    </style:style>
    <style:style style:name="P6" style:family="paragraph" style:parent-style-name="Standard">
      <style:text-properties officeooo:rsid="001a5408" officeooo:paragraph-rsid="001a5408"/>
    </style:style>
    <style:style style:name="T1" style:family="text">
      <style:text-properties officeooo:rsid="0018df12"/>
    </style:style>
    <style:style style:name="T2" style:family="text">
      <style:text-properties fo:font-weight="bold" officeooo:rsid="0018df12" style:font-weight-asian="bold" style:font-weight-complex="bold"/>
    </style:style>
    <style:style style:name="T3" style:family="text">
      <style:text-properties officeooo:rsid="0019a182"/>
    </style:style>
    <style:style style:name="T4" style:family="text">
      <style:text-properties officeooo:rsid="001a4ef5"/>
    </style:style>
    <style:style style:name="T5" style:family="text">
      <style:text-properties officeooo:rsid="001a54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2"/><text:span text:style-name="T2">Assignment-6</text:span></text:p>
      <text:p text:style-name="Standard"><text:span text:style-name="T2"/></text:p>
      <text:p text:style-name="Standard"><text:s text:c="35"/><text:span text:style-name="T1">Using Special Operators in Conditions</text:span></text:p>
      <text:p text:style-name="Standard"/>
      <text:p text:style-name="P1">1. <text:s text:c="182"/></text:p>
      <text:p text:style-name="P1"><draw:frame draw:style-name="fr1" draw:name="Image1" text:anchor-type="char" svg:x="-0.026cm" svg:y="0.023cm" svg:width="16.122cm" svg:height="5.937cm" draw:z-index="0"><draw:image xlink:href="Pictures/10000001000004670000019F961958C6124F506F.png" xlink:type="simple" xlink:show="embed" xlink:actuate="onLoad" draw:mime-type="image/png"/></draw:frame><text:s/></text:p>
      <text:p text:style-name="P2">2.</text:p>
      <text:p text:style-name="P3"><draw:frame draw:style-name="fr2" draw:name="Image2" text:anchor-type="char" svg:width="17cm" svg:height="3.263cm" draw:z-index="1"><draw:image xlink:href="Pictures/100000010000077D000001700B7BC29A1E82EE36.png" xlink:type="simple" xlink:show="embed" xlink:actuate="onLoad" draw:mime-type="image/png"/></draw:frame><text:s/></text:p>
      <text:p text:style-name="P4"><draw:frame draw:style-name="fr1" draw:name="Image3" text:anchor-type="char" svg:x="-0.12cm" svg:y="0.63cm" svg:width="17cm" svg:height="2.997cm" draw:z-index="2"><draw:image xlink:href="Pictures/100000010000077D00000152F400520590FB20FE.png" xlink:type="simple" xlink:show="embed" xlink:actuate="onLoad" draw:mime-type="image/png"/></draw:frame>3.</text:p>
      <text:p text:style-name="P5"><text:span text:style-name="T4">4.</text:span></text:p>
      <text:p text:style-name="P5"><draw:frame draw:style-name="fr1" draw:name="Image4" text:anchor-type="char" svg:x="-0.026cm" svg:y="0.243cm" svg:width="17cm" svg:height="2.508cm" draw:z-index="3"><draw:image xlink:href="Pictures/100000010000077D0000011B4ADADC9CB9E5BF7F.png" xlink:type="simple" xlink:show="embed" xlink:actuate="onLoad" draw:mime-type="image/png"/></draw:frame><text:span text:style-name="T5"><text:s text:c="166"/>5.</text:span></text:p>
      <text:p text:style-name="P6"><draw:frame draw:style-name="fr1" draw:name="Image5" text:anchor-type="char" svg:x="0.03cm" svg:y="0.305cm" svg:width="12.1cm" svg:height="5.159cm" draw:z-index="4"><draw:image xlink:href="Pictures/1000000100000461000001DE0D670001C87FE7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3:49:46.230612563</meta:creation-date>
    <dc:date>2023-09-13T00:34:26.654876049</dc:date>
    <meta:editing-duration>PT44M38S</meta:editing-duration>
    <meta:editing-cycles>5</meta:editing-cycles>
    <meta:generator>LibreOffice/7.3.7.2$Linux_X86_64 LibreOffice_project/30$Build-2</meta:generator>
    <meta:document-statistic meta:table-count="0" meta:image-count="5" meta:object-count="0" meta:page-count="1" meta:paragraph-count="9" meta:word-count="11" meta:character-count="497" meta:non-whitespace-character-count="55"/>
  </office:meta>
</office:document-meta>
</file>